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P4" style:family="paragraph" style:parent-style-name="Standard">
      <style:paragraph-properties fo:break-before="page"/>
      <style:text-properties style:language-asian="ja" style:country-asian="JP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language-asian="ja" style:country-asian="JP"/>
    </style:style>
    <style:style style:name="P8" style:family="paragraph" style:parent-style-name="Text_20_body">
      <style:text-properties style:font-name="ＭＳ ゴシック" fo:font-size="10pt" style:font-name-asian="ＭＳ ゴシック" style:font-size-asian="10pt" style:font-size-complex="10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コンテンツモジュール一覧</text:title></text:p>
      <text:p text:style-name="P2">2012-07-10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6">概要<text:tab/>3</text:p>
          <text:p text:style-name="P6">基本モジュール<text:tab/>4</text:p>
          <text:p text:style-name="P5">文字サイズ<text:tab/>4</text:p>
          <text:p text:style-name="P5">文字組み<text:tab/>4</text:p>
          <text:p text:style-name="P5">回り込み制御<text:tab/>4</text:p>
          <text:p text:style-name="P5">その他<text:tab/>5</text:p>
          <text:p text:style-name="P6">テーブル<text:tab/>6</text:p>
          <text:p text:style-name="P5">table.def デフォルトテーブル<text:tab/>6</text:p>
          <text:p text:style-name="P6">カラムレイアウト<text:tab/>7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h text:style-name="P10" text:outline-level="1">概要</text:h>
      <text:p text:style-name="P2"/>
      <text:p text:style-name="P2">このドキュメントは、コンテンツを構成モジュール定義の一覧を示すものである。</text:p>
      <text:p text:style-name="P2"/>
      <text:p text:style-name="P2">モジュールは、構成要素単位で構造化されたHTMLとCSSのセットであり、サイト全体の管理者により定義され、コンテンツ個別の制作者に配布されるものである。</text:p>
      <text:p text:style-name="P2"/>
      <text:p text:style-name="P2">ここで定義されるモジュールは、サイト全体の管理者により、将来の環境や要件の変化を想定して設計されたものであり、コンテンツ制作者には、そのルールに従ってコンテンツを構築することが求められる。</text:p>
      <text:p text:style-name="P2"/>
      <text:p text:style-name="P2">コンテンツ制作者は、ここに定義されていないモジュールを独自に開発することができるが(独自モジュール開発のルールについてはマニュアル参照)、これは通常推奨されない。独自モジュールを多く開発すると、サイト全体のルールが次第に崩れてくる恐れがあり、管理効率が著しく低下するためである。極力、このドキュメントに定義された、管理者によって設計、提供されたモジュールのみを使ってコンテンツを構築することが望ましい。</text:p>
      <text:p text:style-name="P2"/>
      <text:p text:style-name="P2"/>
      <text:p text:style-name="P4"/>
      <text:h text:style-name="Heading_20_1" text:outline-level="1">基本モジュール</text:h>
      <text:p text:style-name="P2"/>
      <text:p text:style-name="P2">サイト全体に一元的に設計されているモジュールの一覧について説明します。</text:p>
      <text:p text:style-name="P2"/>
      <text:h text:style-name="Heading_20_2" text:outline-level="2">文字サイズ</text:h>
      <text:p text:style-name="P2"><draw:frame draw:style-name="fr1" draw:name="オブジェクト1" text:anchor-type="paragraph" svg:x="0.025cm" svg:y="0.39cm" svg:width="16.062cm" svg:height="3.494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<text:h text:style-name="Heading_20_2" text:outline-level="2">文字組み</text:h>
      <text:p text:style-name="P2"><draw:frame draw:style-name="fr1" draw:name="オブジェクト2" text:anchor-type="paragraph" svg:x="0.025cm" svg:y="0.377cm" svg:width="16.062cm" svg:height="1.722cm" draw:z-index="1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h text:style-name="Heading_20_2" text:outline-level="2">回り込み制御</text:h>
      <text:p text:style-name="P2"><draw:frame draw:style-name="fr1" draw:name="オブジェクト3" text:anchor-type="paragraph" svg:x="0.016cm" svg:y="0.37cm" svg:width="15.903cm" svg:height="3.627cm" draw:z-index="2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h text:style-name="Heading_20_2" text:outline-level="2">その他</text:h>
      <text:p text:style-name="P2"><draw:frame draw:style-name="fr1" draw:name="オブジェクト4" text:anchor-type="paragraph" svg:x="0.016cm" svg:y="0.377cm" svg:width="16.034cm" svg:height="4.336cm" draw:z-index="3"><draw:object xlink:href="./Object 4" xlink:type="simple" xlink:show="embed" xlink:actuate="onLoad"/><draw:image xlink:href="./ObjectReplacements/Object 4" xlink:type="simple" xlink:show="embed" xlink:actuate="onLoad"/><svg:desc>OLE オブジェクト</svg:desc></draw:frame><text:soft-page-break/></text:p>
      <text:p text:style-name="P2"/>
      <text:p text:style-name="P2"/>
      <text:p text:style-name="P2"/>
      <text:p text:style-name="P2"/>
      <text:p text:style-name="P2"/>
      <text:h text:style-name="P9" text:outline-level="1">テーブル</text:h>
      <text:p text:style-name="P2"/>
      <text:h text:style-name="Heading_20_2" text:outline-level="2"><text:span text:style-name="T1">table.def </text:span>デフォルトテーブル</text:h>
      <text:p text:style-name="P2"/>
      <text:p text:style-name="P3">&lt;table class=”def” width=”100%”&gt;</text:p>
      <text:p text:style-name="P3">&lt;tr&gt;</text:p>
      <text:p text:style-name="P3">&lt;th&gt;テーブルヘッダー&lt;/th&gt;</text:p>
      <text:p text:style-name="P3">&lt;td&gt;データセル&lt;/td&gt;</text:p>
      <text:p text:style-name="P3">&lt;/tr&gt;</text:p>
      <text:p text:style-name="P3">&lt;/tabe&gt;</text:p>
      <text:p text:style-name="P2"/>
      <text:p text:style-name="P2"/>
      <text:p text:style-name="P4"/>
      <text:h text:style-name="Heading_20_1" text:outline-level="1">カラムレイアウト</text:h>
      <text:p text:style-name="Text_20_body"/>
      <text:p text:style-name="P8">&lt;div class="columns unit"&gt;</text:p>
      <text:p text:style-name="P8"><text:tab/>&lt;div class="columns-col columns-1of2"&gt;</text:p>
      <text:p text:style-name="P8"><text:tab/><text:tab/>&lt;p&gt;columns には unit を一緒につけます。&lt;/p&gt;</text:p>
      <text:p text:style-name="P8"><text:tab/><text:tab/>&lt;p&gt;カラム columns-1of2&lt;/p&gt;</text:p>
      <text:p text:style-name="P8"><text:tab/><text:tab/>&lt;p&gt;カラム&lt;/p&gt;</text:p>
      <text:p text:style-name="P8"><text:tab/>&lt;/div&gt;</text:p>
      <text:p text:style-name="P8"><text:tab/>&lt;div class="columns-col columns-1of2 columns-last"&gt;</text:p>
      <text:p text:style-name="P8"><text:tab/><text:tab/>&lt;p&gt;最後のカラムには、&lt;code&gt;.columns-last&lt;/code&gt; を併記します。&lt;/p&gt;</text:p>
      <text:p text:style-name="P8"><text:tab/><text:tab/>&lt;p&gt;カラム columns-1of2&lt;/p&gt;</text:p>
      <text:p text:style-name="P8"><text:tab/><text:tab/>&lt;p&gt;.columns-last は古いIE対策。IE9以降は不要？。&lt;/p&gt;</text:p>
      <text:p text:style-name="P8"><text:tab/>&lt;/div&gt;</text:p>
      <text:p text:style-name="P8">&lt;/div&gt;&lt;!-- / .columns --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コンテンツモジュール一覧</text:title></text:p>
      </style:header>
      <style:footer>
        <text:p text:style-name="MP1"><text:page-number text:select-page="current">7</text:page-number><text:span text:style-name="MT1">/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07-10T16:53:53.16</dc:date>
    <dc:creator>Koyanagi Tomoya</dc:creator>
    <meta:editing-duration>PT16H17M58S</meta:editing-duration>
    <meta:editing-cycles>54</meta:editing-cycles>
    <meta:generator>OpenOffice.org/3.3$Win32 OpenOffice.org_project/330m20$Build-9567</meta:generator>
    <dc:title>Pickles Framework 1.X コンテンツモジュール一覧</dc:title>
    <meta:document-statistic meta:table-count="0" meta:image-count="0" meta:object-count="4" meta:page-count="7" meta:paragraph-count="46" meta:word-count="345" meta:character-count="10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xxlarge</text:p>
          </table:table-cell>
          <table:table-cell table:style-name="ce2" office:value-type="string">
            <text:p>文字を最大サイズにする。</text:p>
          </table:table-cell>
          <table:table-cell table:style-name="ce2" office:value-type="string">
            <text:p>&lt;p class=”xxlarge”&gt;文字&lt;/p&gt;</text:p>
          </table:table-cell>
        </table:table-row>
        <table:table-row table:style-name="ro2">
          <table:table-cell table:style-name="ce2" office:value-type="string">
            <text:p>.xlarge</text:p>
          </table:table-cell>
          <table:table-cell table:style-name="ce2" office:value-type="string">
            <text:p>文字をさらに大きいサイズにする。</text:p>
          </table:table-cell>
          <table:table-cell table:style-name="ce2" office:value-type="string">
            <text:p>&lt;p class=”xlarge”&gt;文字&lt;/p&gt;</text:p>
          </table:table-cell>
        </table:table-row>
        <table:table-row table:style-name="ro2">
          <table:table-cell table:style-name="ce2" office:value-type="string">
            <text:p>.large</text:p>
          </table:table-cell>
          <table:table-cell table:style-name="ce2" office:value-type="string">
            <text:p>文字を大きいサイズにする。</text:p>
          </table:table-cell>
          <table:table-cell table:style-name="ce2" office:value-type="string">
            <text:p>&lt;p class=”large”&gt;文字&lt;/p&gt;</text:p>
          </table:table-cell>
        </table:table-row>
        <table:table-row table:style-name="ro2">
          <table:table-cell table:style-name="ce2" office:value-type="string">
            <text:p>.medium</text:p>
          </table:table-cell>
          <table:table-cell table:style-name="ce2" office:value-type="string">
            <text:p>文字を標準サイズにする。</text:p>
          </table:table-cell>
          <table:table-cell table:style-name="ce2" office:value-type="string">
            <text:p>&lt;p class=”medium”&gt;文字&lt;/p&gt;</text:p>
          </table:table-cell>
        </table:table-row>
        <table:table-row table:style-name="ro2">
          <table:table-cell table:style-name="ce2" office:value-type="string">
            <text:p>.small</text:p>
          </table:table-cell>
          <table:table-cell table:style-name="ce2" office:value-type="string">
            <text:p>文字を小さいサイズにする。</text:p>
          </table:table-cell>
          <table:table-cell table:style-name="ce2" office:value-type="string">
            <text:p>&lt;p class=”small”&gt;文字&lt;/p&gt;</text:p>
          </table:table-cell>
        </table:table-row>
        <table:table-row table:style-name="ro2">
          <table:table-cell table:style-name="ce2" office:value-type="string">
            <text:p>.xsmall</text:p>
          </table:table-cell>
          <table:table-cell table:style-name="ce2" office:value-type="string">
            <text:p>文字をさらに小さいサイズにする。</text:p>
          </table:table-cell>
          <table:table-cell table:style-name="ce2" office:value-type="string">
            <text:p>&lt;p class=”xsmall”&gt;文字&lt;/p&gt;</text:p>
          </table:table-cell>
        </table:table-row>
        <table:table-row table:style-name="ro2">
          <table:table-cell table:style-name="ce2" office:value-type="string">
            <text:p>.xxsmall</text:p>
          </table:table-cell>
          <table:table-cell table:style-name="ce2" office:value-type="string">
            <text:p>文字を最小サイズにする。</text:p>
          </table:table-cell>
          <table:table-cell table:style-name="ce2" office:value-type="string">
            <text:p>&lt;p class=”xxsmall”&gt;文字&lt;/p&gt;</text:p>
          </table:table-cell>
        </table:table-row>
        <table:table-row table:style-name="ro1" table:number-rows-repeated="29">
          <table:table-cell table:style-name="ce2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center</text:p>
          </table:table-cell>
          <table:table-cell table:style-name="ce2" office:value-type="string">
            <text:p>センターぞろえにする。</text:p>
          </table:table-cell>
          <table:table-cell table:style-name="ce2" office:value-type="string">
            <text:p>&lt;p class=”center”&gt;文字&lt;/p&gt;</text:p>
          </table:table-cell>
        </table:table-row>
        <table:table-row table:style-name="ro2">
          <table:table-cell table:style-name="ce2" office:value-type="string">
            <text:p>.left</text:p>
          </table:table-cell>
          <table:table-cell table:style-name="ce2" office:value-type="string">
            <text:p>左揃えにする。</text:p>
          </table:table-cell>
          <table:table-cell table:style-name="ce2" office:value-type="string">
            <text:p>&lt;p class=”left”&gt;文字&lt;/p&gt;</text:p>
          </table:table-cell>
        </table:table-row>
        <table:table-row table:style-name="ro2">
          <table:table-cell table:style-name="ce2" office:value-type="string">
            <text:p>.right</text:p>
          </table:table-cell>
          <table:table-cell table:style-name="ce2" office:value-type="string">
            <text:p>右揃えにする。</text:p>
          </table:table-cell>
          <table:table-cell table:style-name="ce2" office:value-type="string">
            <text:p>&lt;p class=”right”&gt;文字&lt;/p&gt;</text:p>
          </table:table-cell>
        </table:table-row>
        <table:table-row table:style-name="ro1" table:number-rows-repeated="39">
          <table:table-cell table:style-name="ce2" table:number-columns-repeated="3"/>
        </table:table-row>
        <table:table-row table:style-name="ro1" table:number-rows-repeated="6549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2012/06/02</text:date>, <text:time>16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fl</text:p>
          </table:table-cell>
          <table:table-cell table:style-name="ce2" office:value-type="string">
            <text:p>左に回り込ませる。</text:p>
          </table:table-cell>
          <table:table-cell table:style-name="ce2" office:value-type="string">
            <text:p>&lt;p class=”fl”&gt;文字&lt;/p&gt;</text:p>
          </table:table-cell>
        </table:table-row>
        <table:table-row table:style-name="ro2">
          <table:table-cell table:style-name="ce2" office:value-type="string">
            <text:p>.fr</text:p>
          </table:table-cell>
          <table:table-cell table:style-name="ce2" office:value-type="string">
            <text:p>右に回り込ませる。</text:p>
          </table:table-cell>
          <table:table-cell table:style-name="ce2" office:value-type="string">
            <text:p>&lt;p class=”fr”&gt;文字&lt;/p&gt;</text:p>
          </table:table-cell>
        </table:table-row>
        <table:table-row table:style-name="ro2">
          <table:table-cell table:style-name="ce2" office:value-type="string">
            <text:p>.fc</text:p>
          </table:table-cell>
          <table:table-cell table:style-name="ce2" office:value-type="string">
            <text:p>回り込みを解除する。</text:p>
          </table:table-cell>
          <table:table-cell table:style-name="ce2" office:value-type="string">
            <text:p>&lt;p class=”fc”&gt;文字&lt;/p&gt;</text:p>
          </table:table-cell>
        </table:table-row>
        <table:table-row table:style-name="ro3">
          <table:table-cell table:style-name="ce2" office:value-type="string">
            <text:p>.clearfix</text:p>
          </table:table-cell>
          <table:table-cell table:style-name="ce2" office:value-type="string">
            <text:p>親要素を回り込みに対してフィットさせる。</text:p>
          </table:table-cell>
          <table:table-cell table:style-name="ce2" office:value-type="string">
            <text:p>&lt;div class=”clearfix”&gt;</text:p>
            <text:p><text:s text:c="2"/>&lt;div class=”fl”&gt;回り込み&lt;/div&gt;</text:p>
            <text:p><text:s text:c="2"/>&lt;div class=”fr”&gt;回り込み&lt;/div&gt;</text:p>
            <text:p>&lt;/div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unit</text:p>
          </table:table-cell>
          <table:table-cell table:style-name="ce2" office:value-type="string">
            <text:p>モジュールの単位となるユニット。</text:p>
          </table:table-cell>
          <table:table-cell table:style-name="ce2" office:value-type="string">
            <text:p>&lt;div class=”unit”&gt;</text:p>
            <text:p>&lt;p&gt;ここにモジュールを追加。&lt;/p&gt;</text:p>
            <text:p>&lt;/div&gt;</text:p>
          </table:table-cell>
        </table:table-row>
        <table:table-row table:style-name="ro3">
          <table:table-cell table:style-name="ce2" office:value-type="string">
            <text:p>.imagereplace</text:p>
          </table:table-cell>
          <table:table-cell table:style-name="ce2" office:value-type="string">
            <text:p>画像置換を行う。</text:p>
          </table:table-cell>
          <table:table-cell table:style-name="ce2" office:value-type="string">
            <text:p>&lt;a href=”***” class=”imagereplace”&gt;リンクラベル&lt;span class=”imagereplace-panel”&gt;&lt;/span&gt;&lt;/a&gt;</text:p>
          </table:table-cell>
        </table:table-row>
        <table:table-row table:style-name="ro4">
          <table:table-cell table:style-name="ce2" office:value-type="string">
            <text:p>.current</text:p>
          </table:table-cell>
          <table:table-cell table:style-name="ce2" office:value-type="string">
            <text:p>カレントページを示すリンクに適用する。</text:p>
          </table:table-cell>
          <table:table-cell table:style-name="ce2" office:value-type="string">
            <text:p>&lt;a href=”***” class=”current”&gt;カレントページ&lt;/a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